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kaydiaMono NF" svg:font-family="'CaskaydiaMono NF'"/>
    <style:font-face style:name="CaskaydiaMono NF1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skaydiaMono NF1" fo:font-size="12pt" fo:font-weight="normal" officeooo:rsid="001140de" officeooo:paragraph-rsid="0013bc0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askaydiaMono NF1" fo:font-size="12pt" fo:font-weight="normal" officeooo:rsid="0013ac4d" officeooo:paragraph-rsid="0013ac4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skaydiaMono NF1" fo:font-size="12pt" fo:font-weight="normal" officeooo:rsid="0013ac4d" officeooo:paragraph-rsid="0013bc0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skaydiaMono NF1" fo:font-size="12pt" fo:font-weight="normal" officeooo:rsid="0013ac4d" officeooo:paragraph-rsid="0013ac4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skaydiaMono NF1" fo:font-size="12pt" fo:font-weight="normal" officeooo:rsid="0013ac4d" officeooo:paragraph-rsid="0013bc0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skaydiaMono NF1" fo:font-size="12pt" fo:font-weight="normal" officeooo:rsid="00160f60" officeooo:paragraph-rsid="00160f6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skaydiaMono NF1" fo:font-size="18pt" fo:font-weight="bold" officeooo:rsid="0013ac4d" officeooo:paragraph-rsid="0013ac4d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skaydiaMono NF1" fo:font-size="18pt" fo:font-weight="bold" officeooo:rsid="0013bc07" officeooo:paragraph-rsid="0013bc07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skaydiaMono NF1" fo:font-size="18pt" fo:font-weight="bold" officeooo:rsid="0013ac4d" officeooo:paragraph-rsid="0013ac4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CaskaydiaMono NF1" fo:font-size="24pt" fo:font-style="normal" officeooo:rsid="000dd732" officeooo:paragraph-rsid="000dd732" style:font-size-asian="21pt" style:font-style-asian="normal" style:font-size-complex="24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CaskaydiaMono NF1" fo:font-size="12pt" fo:font-style="normal" officeooo:rsid="000dd732" officeooo:paragraph-rsid="000dd732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CaskaydiaMono NF1" fo:font-size="12pt" fo:font-style="normal" fo:font-weight="normal" officeooo:rsid="000f4600" officeooo:paragraph-rsid="000f460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CaskaydiaMono NF1" fo:font-size="12pt" fo:font-style="normal" fo:font-weight="normal" officeooo:rsid="001140de" officeooo:paragraph-rsid="001140d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CaskaydiaMono NF1" fo:font-size="18pt" fo:font-style="normal" fo:font-weight="bold" officeooo:rsid="000f4600" officeooo:paragraph-rsid="000f4600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0f4600"/>
    </style:style>
    <style:style style:name="T2" style:family="text">
      <style:text-properties officeooo:rsid="0012b749"/>
    </style:style>
    <style:style style:name="T3" style:family="text">
      <style:text-properties officeooo:rsid="0013bc07"/>
    </style:style>
    <style:style style:name="T4" style:family="text">
      <style:text-properties officeooo:rsid="001140de"/>
    </style:style>
    <style:style style:name="T5" style:family="text">
      <style:text-properties style:font-name="CaskaydiaMono NF" officeooo:rsid="0013bc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tastructures and Algorithms</text:p>
      <text:p text:style-name="P10"/>
      <text:p text:style-name="P11">They are basically tried and tested, the most efficient ways to store data <text:span text:style-name="T1">and perform operations.</text:span></text:p>
      <text:p text:style-name="P11"/>
      <text:p text:style-name="P14">Datatypes:</text:p>
      <text:p text:style-name="P14"/>
      <text:p text:style-name="P12">rules to allocate and read memory for storing values</text:p>
      <text:p text:style-name="P12"/>
      <text:p text:style-name="P14">Datastructures:</text:p>
      <text:p text:style-name="P14"/>
      <text:p text:style-name="P12">These define ways to store data such that the time and space complexity are optimised to the maximum extent. </text:p>
      <text:p text:style-name="P12"/>
      <text:p text:style-name="P13">Any datatstructure must have 3 basic operations: </text:p>
      <text:p text:style-name="P13">- Traversal</text:p>
      <text:p text:style-name="P13">- Insertion</text:p>
      <text:p text:style-name="P13">- Deletion</text:p>
      <text:p text:style-name="P13"/>
      <text:p text:style-name="P13">There are 3 ways to measure time complexity:</text:p>
      <text:p text:style-name="P13"/>
      <text:p text:style-name="P13">- Big-O notation (worst case)</text:p>
      <text:p text:style-name="P13">- Omega notation (best <text:s/>case)</text:p>
      <text:p text:style-name="P13">- Theta notation (mean <text:s/>case<text:span text:style-name="T2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Datastructures:</text:p>
      <text:p text:style-name="P5">The datastructure is a storage that is used to store and organise data. It is a way of arranging data on a computer system so that it can be accessed and updated efficiently. </text:p>
      <text:p text:style-name="P5"/>
      <text:p text:style-name="P9">Types of datastructures:</text:p>
      <text:p text:style-name="P4">|</text:p>
      <text:p text:style-name="P4">|→ Primitive Datastructures</text:p>
      <text:p text:style-name="P4">| <text:s/>|</text:p>
      <text:p text:style-name="P4">| <text:s/>|→ Int</text:p>
      <text:p text:style-name="P4">| <text:s/>|→ Float</text:p>
      <text:p text:style-name="P4">| <text:s/>|→ Char</text:p>
      <text:p text:style-name="P6">| <text:s/>|→ Long</text:p>
      <text:p text:style-name="P6">| <text:s/>|→ Double</text:p>
      <text:p text:style-name="P6">| <text:s/>|...</text:p>
      <text:p text:style-name="P4">|</text:p>
      <text:p text:style-name="P4">|→ Non-primitive</text:p>
      <text:p text:style-name="P4">| <text:s/>|</text:p>
      <text:p text:style-name="P4">| <text:s/>|→ Linear</text:p>
      <text:p text:style-name="P4">| <text:s/>| <text:s/>|</text:p>
      <text:p text:style-name="P4">| <text:s/>| <text:s/>|→ Static</text:p>
      <text:p text:style-name="P4">| <text:s/>| <text:s/>| <text:s/>|→ Arrays</text:p>
      <text:p text:style-name="P4">| <text:s/>| <text:s/>|</text:p>
      <text:p text:style-name="P4">| <text:s/>| <text:s/>|→ Dynamic</text:p>
      <text:p text:style-name="P4">| <text:s/>| <text:s/>| <text:s/>|</text:p>
      <text:p text:style-name="P4">| <text:s/>| <text:s/>| <text:s/>|→ Stacks</text:p>
      <text:p text:style-name="P4">| <text:s/>| <text:s/>| <text:s/>|→ Queues</text:p>
      <text:p text:style-name="P4">| <text:s/>| <text:s/>| <text:s/>|→ Linked Lists</text:p>
      <text:p text:style-name="P4">| <text:s/>|</text:p>
      <text:p text:style-name="P4">| <text:s/>|→ Non-Linear</text:p>
      <text:p text:style-name="P4">| <text:s/>| <text:s/>|</text:p>
      <text:p text:style-name="P4">| <text:s/>| <text:s/>|→ Trees</text:p>
      <text:p text:style-name="P4">| <text:s/>| <text:s/>|→ Graphs</text:p>
      <text:p text:style-name="P4"/>
      <text:p text:style-name="P7">Linear datastructures:</text:p>
      <text:p text:style-name="P2">datastructure in which data elements are arranged sequentially/linearly where each element is attached to it’s previous and next adjacent element is called a linear datastructure</text:p>
      <text:p text:style-name="P2"/>
      <text:p text:style-name="P2">- Static datastructure:</text:p>
      <text:p text:style-name="P2">Datastructure having fixed memory size (e.g. arrays) </text:p>
      <text:p text:style-name="P2"/>
      <text:p text:style-name="P2">- Dynamic datastructure:</text:p>
      <text:p text:style-name="P2">Size is not fixed. Can be updated at runtime. (e.g. Queues, Stacks, Linked lists) </text:p>
      <text:p text:style-name="P2"/>
      <text:p text:style-name="P9"><text:soft-page-break/>Non-Linear datastructures:</text:p>
      <text:p text:style-name="P2">Datastructure where data elements are not placed sequentially or linearly are called non-linear datastructures. We cannot traverse all the elements in a single round/iteration. </text:p>
      <text:p text:style-name="P2"/>
      <text:p text:style-name="P2">e.g. trees and graphs. </text:p>
      <text:p text:style-name="P2"/>
      <text:p text:style-name="P9">Characteristics of datastructures:</text:p>
      <text:p text:style-name="P2">- Correctness: </text:p>
      <text:p text:style-name="P2"><text:tab/>Datastructure implementation should implement it’s interface correctly. </text:p>
      <text:p text:style-name="P2"/>
      <text:p text:style-name="P2">- Time Complexity:</text:p>
      <text:p text:style-name="P2"><text:tab/>Running time/ execution time of operations of datastructures must be as small as possible. </text:p>
      <text:p text:style-name="P2"><text:tab/><text:span text:style-name="T3">Execution time bases: (repeated from introduction)</text:span></text:p>
      <text:p text:style-name="P3"><text:tab/><text:tab/><text:span text:style-name="T4">- Big-O notation (worst case) </text:span><text:span text:style-name="T3">O(?)</text:span></text:p>
      <text:p text:style-name="P1"><text:tab/><text:tab/>- Omega notation (best <text:s/>case) <text:span text:style-name="T3">Ω(?)</text:span></text:p>
      <text:p text:style-name="P1"><text:tab/><text:tab/>- Theta notation (mean <text:s/>case<text:span text:style-name="T2">) </text:span><text:span text:style-name="T5">Θ</text:span><text:span text:style-name="T3">(?)</text:span></text:p>
      <text:p text:style-name="P3"/>
      <text:p text:style-name="P2">- Space complexity:</text:p>
      <text:p text:style-name="P2"><text:tab/>Memory usage of a datastructure should be as minimum as possible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kaydiaMono NF" svg:font-family="'CaskaydiaMono NF'"/>
    <style:font-face style:name="CaskaydiaMono NF1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3:31:35.819644902</meta:creation-date>
    <meta:editing-duration>PT23M29S</meta:editing-duration>
    <meta:editing-cycles>5</meta:editing-cycles>
    <meta:generator>LibreOffice/24.2.4.2$Linux_X86_64 LibreOffice_project/420$Build-2</meta:generator>
    <dc:date>2024-08-20T15:23:36.889369609</dc:date>
    <meta:document-statistic meta:table-count="0" meta:image-count="0" meta:object-count="0" meta:page-count="3" meta:paragraph-count="64" meta:word-count="359" meta:character-count="2136" meta:non-whitespace-character-count="1777"/>
  </office:meta>
</office:document-meta>
</file>